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8618in" style:rel-column-width="8153*"/>
    </style:style>
    <style:style style:name="Table3.B" style:family="table-column">
      <style:table-column-properties style:column-width="0.8042in" style:rel-column-width="7607*"/>
    </style:style>
    <style:style style:name="Table3.C" style:family="table-column">
      <style:table-column-properties style:column-width="0.6257in" style:rel-column-width="5919*"/>
    </style:style>
    <style:style style:name="Table3.D" style:family="table-column">
      <style:table-column-properties style:column-width="0.9972in" style:rel-column-width="9434*"/>
    </style:style>
    <style:style style:name="Table3.E" style:family="table-column">
      <style:table-column-properties style:column-width="1.0313in" style:rel-column-width="9762*"/>
    </style:style>
    <style:style style:name="Table3.F" style:family="table-column">
      <style:table-column-properties style:column-width="0.8618in" style:rel-column-width="8159*"/>
    </style:style>
    <style:style style:name="Table3.G" style:family="table-column">
      <style:table-column-properties style:column-width="0.8653in" style:rel-column-width="8186*"/>
    </style:style>
    <style:style style:name="Table3.H" style:family="table-column">
      <style:table-column-properties style:column-width="0.8785in" style:rel-column-width="8315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H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H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color="#800080" loext:opacity="100%" style:font-name="Arial1" fo:font-weight="bold" style:font-weight-asian="bold" style:font-weight-complex="bold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text-properties fo:color="#800080" loext:opacity="100%" style:font-name="Arial1" fo:font-weight="bold" officeooo:paragraph-rsid="00091553" style:font-weight-asian="bold" style:font-weight-complex="bold"/>
    </style:style>
    <style:style style:name="P4" style:family="paragraph" style:parent-style-name="Standard" style:list-style-name="L1">
      <style:text-properties style:font-name="Arial1" officeooo:paragraph-rsid="00091553"/>
    </style:style>
    <style:style style:name="P5" style:family="paragraph" style:parent-style-name="Standard" style:list-style-name="L1">
      <style:text-properties style:font-name="Arial1"/>
    </style:style>
    <style:style style:name="P6" style:family="paragraph" style:parent-style-name="Standard">
      <style:text-properties style:font-name="Arial1" officeooo:paragraph-rsid="00091553"/>
    </style:style>
    <style:style style:name="P7" style:family="paragraph" style:parent-style-name="Standard" style:list-style-name="L2">
      <style:text-properties style:font-name="Arial1"/>
    </style:style>
    <style:style style:name="P8" style:family="paragraph" style:parent-style-name="Standard" style:list-style-name="L3">
      <style:text-properties style:font-name="Arial1"/>
    </style:style>
    <style:style style:name="P9" style:family="paragraph" style:parent-style-name="Standard" style:list-style-name="L4">
      <style:text-properties style:font-name="Arial1"/>
    </style:style>
    <style:style style:name="P10" style:family="paragraph" style:parent-style-name="Standard">
      <style:text-properties fo:color="#800080" loext:opacity="100%" style:font-name="Arial1" fo:font-weight="bold" officeooo:paragraph-rsid="000937e3" style:font-weight-asian="bold" style:font-weight-complex="bold"/>
    </style:style>
    <style:style style:name="P11" style:family="paragraph" style:parent-style-name="Standard">
      <style:text-properties style:font-name="Arial1" officeooo:paragraph-rsid="000937e3"/>
    </style:style>
    <style:style style:name="P12" style:family="paragraph" style:parent-style-name="Standard" style:list-style-name="L5">
      <style:text-properties style:font-name="Arial1"/>
    </style:style>
    <style:style style:name="P13" style:family="paragraph" style:parent-style-name="Standard" style:list-style-name="L6">
      <style:text-properties style:font-name="Arial1" officeooo:paragraph-rsid="000937e3"/>
    </style:style>
    <style:style style:name="P14" style:family="paragraph" style:parent-style-name="Standard" style:list-style-name="L6">
      <style:text-properties style:font-name="Arial1" officeooo:rsid="000937e3" officeooo:paragraph-rsid="000937e3"/>
    </style:style>
    <style:style style:name="P15" style:family="paragraph" style:parent-style-name="Standard" style:list-style-name="L6">
      <style:text-properties style:font-name="Arial1"/>
    </style:style>
    <style:style style:name="P16" style:family="paragraph" style:parent-style-name="Standard" style:list-style-name="L7">
      <style:text-properties style:font-name="Arial1"/>
    </style:style>
    <style:style style:name="P17" style:family="paragraph" style:parent-style-name="Table_20_Contents">
      <style:paragraph-properties fo:text-align="center" style:justify-single-word="false"/>
      <style:text-properties style:font-name="Arial1" officeooo:rsid="00094ca5" officeooo:paragraph-rsid="00094ca5"/>
    </style:style>
    <style:style style:name="P18" style:family="paragraph" style:parent-style-name="Table_20_Contents">
      <style:text-properties style:font-name="Arial1" officeooo:rsid="00094ca5" officeooo:paragraph-rsid="00094ca5"/>
    </style:style>
    <style:style style:name="P19" style:family="paragraph" style:parent-style-name="Standard">
      <style:text-properties fo:color="#800080" loext:opacity="100%" style:font-name="Arial1" fo:font-weight="bold" officeooo:paragraph-rsid="00094ca5" style:font-weight-asian="bold" style:font-weight-complex="bold"/>
    </style:style>
    <style:style style:name="P20" style:family="paragraph" style:parent-style-name="Standard">
      <style:text-properties style:font-name="Arial1" officeooo:paragraph-rsid="00094ca5"/>
    </style:style>
    <style:style style:name="P21" style:family="paragraph" style:parent-style-name="Standard" style:list-style-name="L8">
      <style:text-properties style:font-name="Arial1"/>
    </style:style>
    <style:style style:name="P22" style:family="paragraph" style:parent-style-name="Table_20_Contents">
      <style:paragraph-properties fo:text-align="center" style:justify-single-word="false"/>
      <style:text-properties style:font-name="Arial1" officeooo:rsid="000a0e63" officeooo:paragraph-rsid="000a0e63"/>
    </style:style>
    <style:style style:name="P23" style:family="paragraph" style:parent-style-name="Table_20_Contents">
      <style:text-properties style:font-name="Arial1" officeooo:rsid="000a0e63" officeooo:paragraph-rsid="000a0e63"/>
    </style:style>
    <style:style style:name="P24" style:family="paragraph" style:parent-style-name="Table_20_Contents">
      <style:text-properties style:font-name="Arial1"/>
    </style:style>
    <style:style style:name="P25" style:family="paragraph" style:parent-style-name="Standard">
      <style:text-properties fo:color="#800080" loext:opacity="100%" style:font-name="Arial1" fo:font-weight="bold" officeooo:paragraph-rsid="000a0e63" style:font-weight-asian="bold" style:font-weight-complex="bold"/>
    </style:style>
    <style:style style:name="P26" style:family="paragraph" style:parent-style-name="Standard">
      <style:text-properties style:use-window-font-color="true" loext:opacity="0%" style:font-name="Arial1" fo:font-weight="normal" officeooo:paragraph-rsid="000a0e63" style:font-weight-asian="normal" style:font-weight-complex="normal"/>
    </style:style>
    <style:style style:name="P27" style:family="paragraph" style:parent-style-name="Standard">
      <style:text-properties style:font-name="Arial1" officeooo:paragraph-rsid="000a0e63"/>
    </style:style>
    <style:style style:name="P28" style:family="paragraph" style:parent-style-name="Table_20_Contents">
      <style:text-properties style:font-name="Arial1" officeooo:rsid="0027c03b" officeooo:paragraph-rsid="000a0e63"/>
    </style:style>
    <style:style style:name="P29" style:family="paragraph" style:parent-style-name="Table_20_Contents">
      <style:text-properties style:font-name="Arial1" officeooo:paragraph-rsid="000a0e63"/>
    </style:style>
    <style:style style:name="T1" style:family="text">
      <style:text-properties officeooo:rsid="00091553"/>
    </style:style>
    <style:style style:name="T2" style:family="text">
      <style:text-properties officeooo:rsid="000937e3"/>
    </style:style>
    <style:style style:name="T3" style:family="text">
      <style:text-properties officeooo:rsid="00094ca5"/>
    </style:style>
    <style:style style:name="T4" style:family="text">
      <style:text-properties officeooo:rsid="000be4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urpose</text:p>
      <text:p text:style-name="P2">This policy establishes rules and responsibilities for managing user access to information</text:p>
      <text:p text:style-name="P2">systems, applications, and data to ensure that only authorised individuals have access to</text:p>
      <text:p text:style-name="P2">relevant resources based on business need and job role.</text:p>
      <text:p text:style-name="P2"/>
      <text:p text:style-name="P1">Scope</text:p>
      <text:p text:style-name="P2">Applies to all employees, contractors, and third-party users of systems, applications, and</text:p>
      <text:p text:style-name="P2">networks within the ISMS scope of Stark Industries Inc., including the SaaS platform and</text:p>
      <text:p text:style-name="P2">supporting infrastructure.</text:p>
      <text:p text:style-name="P2"/>
      <text:p text:style-name="P3">Access Control Principles</text:p>
      <text:list text:style-name="L1">
        <text:list-item>
          <text:p text:style-name="P4">Least Privilege: Users are granted the minimum access necessary to perform their duties.</text:p>
        </text:list-item>
        <text:list-item>
          <text:p text:style-name="P5">Need to Know: Access to confidential, restricted, <text:span text:style-name="T1">and classified</text:span> information is limited to those with a justified business requirement.</text:p>
        </text:list-item>
        <text:list-item>
          <text:p text:style-name="P5">Role-Based Access Control (RBAC): Access is defined and granted according to jo<text:span text:style-name="T1">b </text:span>function.</text:p>
        </text:list-item>
        <text:list-item>
          <text:p text:style-name="P5"><text:span text:style-name="T1">S</text:span>egregation of Duties: Critical tasks must be split among multiple users to prevent errors and reduce fraud risk.</text:p>
        </text:list-item>
      </text:list>
      <text:p text:style-name="P2"/>
      <text:p text:style-name="P3">User Access Management</text:p>
      <text:p text:style-name="P6">Registration/De-registration</text:p>
      <text:list text:style-name="L2">
        <text:list-item>
          <text:list>
            <text:list-item>
              <text:p text:style-name="P7">All accounts must be formally requested, approved, and documented.</text:p>
            </text:list-item>
            <text:list-item>
              <text:p text:style-name="P7">Access is removed immediately when a user leaves the company or changes</text:p>
            </text:list-item>
            <text:list-item>
              <text:p text:style-name="P7">roles.</text:p>
            </text:list-item>
          </text:list>
        </text:list-item>
      </text:list>
      <text:p text:style-name="P2"/>
      <text:p text:style-name="P3">User Responsibilities (<text:span text:style-name="T1">Annex A, </text:span>5.16)</text:p>
      <text:p text:style-name="P6">Users must:</text:p>
      <text:list text:style-name="L3">
        <text:list-item>
          <text:p text:style-name="P8">Keep <text:span text:style-name="T1">manage </text:span>credentials <text:span text:style-name="T1">and keep them </text:span>confidential and secure.</text:p>
        </text:list-item>
        <text:list-item>
          <text:p text:style-name="P8">Report suspected unauthorised access immediately.</text:p>
        </text:list-item>
        <text:list-item>
          <text:p text:style-name="P8">Not share login credentials or reuse passwords across systems, <text:span text:style-name="T1">including those from personal devices.</text:span></text:p>
        </text:list-item>
      </text:list>
      <text:p text:style-name="P2"/>
      <text:p text:style-name="P3">Access Review and Monitoring</text:p>
      <text:p text:style-name="P6">Access to key systems is reviewed:</text:p>
      <text:list text:style-name="L4">
        <text:list-item>
          <text:p text:style-name="P9">Quarterly for privileged accounts</text:p>
        </text:list-item>
        <text:list-item>
          <text:p text:style-name="P9"><text:span text:style-name="T2">Every 12 months</text:span> for all other users</text:p>
        </text:list-item>
        <text:list-item>
          <text:p text:style-name="P9"><text:span text:style-name="T1">I</text:span>nactive accounts are disabled or removed after 30 days of inactivity.</text:p>
        </text:list-item>
      </text:list>
      <text:p text:style-name="P2"/>
      <text:p text:style-name="P10">Remote Access and Third Parties</text:p>
      <text:p text:style-name="P11">Remote access is only permitted through approved, secure channels.</text:p>
      <text:p text:style-name="P2"/>
      <text:list text:style-name="L5">
        <text:list-item>
          <text:p text:style-name="P12">Third-party access requires:</text:p>
          <text:list>
            <text:list-item>
              <text:p text:style-name="P12"><text:span text:style-name="T2">Contract (i.e. NDA) </text:span>in place</text:p>
            </text:list-item>
            <text:list-item>
              <text:p text:style-name="P12"><text:span text:style-name="T2">T</text:span>ime-bound, monitored access</text:p>
            </text:list-item>
            <text:list-item>
              <text:p text:style-name="P12">Logging and review of actions</text:p>
            </text:list-item>
          </text:list>
        </text:list-item>
      </text:list>
      <text:p text:style-name="P2"/>
      <text:p text:style-name="P11"/>
      <text:p text:style-name="P11"/>
      <text:p text:style-name="P10"><text:soft-page-break/>Authentication Requirements</text:p>
      <text:list text:style-name="L6">
        <text:list-item>
          <text:p text:style-name="P13">All systems require strong authentication.</text:p>
        </text:list-item>
        <text:list-item>
          <text:p text:style-name="P14">Password policies to follow NIST guidelines (https://auditboard.com/blog/nist-password-guidelines)</text:p>
        </text:list-item>
        <text:list-item>
          <text:p text:style-name="P15">MFA <text:span text:style-name="T2">i</text:span>s enforced for:</text:p>
          <text:list>
            <text:list-item>
              <text:p text:style-name="P15">Admin accounts</text:p>
            </text:list-item>
            <text:list-item>
              <text:p text:style-name="P15">Cloud environments </text:p>
            </text:list-item>
            <text:list-item>
              <text:p text:style-name="P15">Remote access</text:p>
            </text:list-item>
          </text:list>
        </text:list-item>
      </text:list>
      <text:p text:style-name="P2"/>
      <text:p text:style-name="P1">Access to Sensitive Data</text:p>
      <text:p text:style-name="P2">Access to confidential, restricted, <text:span text:style-name="T2">or classified data</text:span> must be:</text:p>
      <text:list text:style-name="L7">
        <text:list-item>
          <text:p text:style-name="P16">Logged</text:p>
        </text:list-item>
        <text:list-item>
          <text:p text:style-name="P16">Reviewed for anomalies</text:p>
        </text:list-item>
        <text:list-item>
          <text:p text:style-name="P16">Limited to individuals with signed access agreements</text:p>
        </text:list-item>
      </text:list>
      <text:p text:style-name="P2"/>
      <text:p text:style-name="P1">Segregation of Duties Implementation (A<text:span text:style-name="T3">nnex A, </text:span>5.3) 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7">Function</text:p>
          </table:table-cell>
          <table:table-cell table:style-name="Table1.A1" office:value-type="string">
            <text:p text:style-name="P17">Primary Role</text:p>
          </table:table-cell>
          <table:table-cell table:style-name="Table1.C1" office:value-type="string">
            <text:p text:style-name="P17">Secondary/Approval Role</text:p>
          </table:table-cell>
        </table:table-row>
        <table:table-row>
          <table:table-cell table:style-name="Table1.A2" office:value-type="string">
            <text:p text:style-name="P18">Code development and Deployment</text:p>
          </table:table-cell>
          <table:table-cell table:style-name="Table1.A2" office:value-type="string">
            <text:p text:style-name="P18">Developer</text:p>
          </table:table-cell>
          <table:table-cell table:style-name="Table1.C2" office:value-type="string">
            <text:p text:style-name="P18">Infrastructure engineer (approves production deployment)</text:p>
          </table:table-cell>
        </table:table-row>
        <table:table-row>
          <table:table-cell table:style-name="Table1.A2" office:value-type="string">
            <text:p text:style-name="P18">Access approvals for critical systems</text:p>
          </table:table-cell>
          <table:table-cell table:style-name="Table1.A2" office:value-type="string">
            <text:p text:style-name="P18">System Owner</text:p>
          </table:table-cell>
          <table:table-cell table:style-name="Table1.C2" office:value-type="string">
            <text:p text:style-name="P18">Information :Security Manager</text:p>
          </table:table-cell>
        </table:table-row>
        <table:table-row>
          <table:table-cell table:style-name="Table1.A2" office:value-type="string">
            <text:p text:style-name="P18">Backup and restoration</text:p>
          </table:table-cell>
          <table:table-cell table:style-name="Table1.A2" office:value-type="string">
            <text:p text:style-name="P18">Infrastructure Engineer</text:p>
          </table:table-cell>
          <table:table-cell table:style-name="Table1.C2" office:value-type="string">
            <text:p text:style-name="P18">GRC Analyst or IT Engineer</text:p>
          </table:table-cell>
        </table:table-row>
      </table:table>
      <text:p text:style-name="P2"/>
      <text:p text:style-name="P19">Enforcement</text:p>
      <text:p text:style-name="P20">Violations of this policy may result in:</text:p>
      <text:list text:style-name="L8">
        <text:list-item>
          <text:p text:style-name="P21">Immediate access revocation</text:p>
        </text:list-item>
        <text:list-item>
          <text:p text:style-name="P21">Disciplinary action</text:p>
        </text:list-item>
        <text:list-item>
          <text:p text:style-name="P21">Potential legal consequences</text:p>
        </text:list-item>
      </text:list>
      <text:p text:style-name="P2"/>
      <text:p text:style-name="P1">Roles and Responsibilities</text:p>
      <text:p text:style-name="P1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2">Role</text:p>
          </table:table-cell>
          <table:table-cell table:style-name="Table2.B1" office:value-type="string">
            <text:p text:style-name="P22">Responsibility</text:p>
          </table:table-cell>
        </table:table-row>
        <table:table-row>
          <table:table-cell table:style-name="Table2.A2" office:value-type="string">
            <text:p text:style-name="P23">Information Security Manager</text:p>
          </table:table-cell>
          <table:table-cell table:style-name="Table2.B2" office:value-type="string">
            <text:p text:style-name="P24">Oversees policy enforcement and reviews </text:p>
          </table:table-cell>
        </table:table-row>
        <table:table-row>
          <table:table-cell table:style-name="Table2.A2" office:value-type="string">
            <text:p text:style-name="P24">GRC Analyst </text:p>
          </table:table-cell>
          <table:table-cell table:style-name="Table2.B2" office:value-type="string">
            <text:p text:style-name="P24">Conducts access reviews, tracks approvals, supports audits </text:p>
          </table:table-cell>
        </table:table-row>
        <table:table-row>
          <table:table-cell table:style-name="Table2.A2" office:value-type="string">
            <text:p text:style-name="P24">System Owners </text:p>
          </table:table-cell>
          <table:table-cell table:style-name="Table2.B2" office:value-type="string">
            <text:p text:style-name="P24">Approve and monitor access to their respective assets </text:p>
          </table:table-cell>
        </table:table-row>
        <table:table-row>
          <table:table-cell table:style-name="Table2.A2" office:value-type="string">
            <text:p text:style-name="P24">All Users </text:p>
          </table:table-cell>
          <table:table-cell table:style-name="Table2.B2" office:value-type="string">
            <text:p text:style-name="P24">Follow access procedures and report issues promptly</text:p>
          </table:table-cell>
        </table:table-row>
      </table:table>
      <text:p text:style-name="P1"/>
      <text:p text:style-name="P25">Policy Review</text:p>
      <text:p text:style-name="P26">This policy is reviewed <text:span text:style-name="T4">every 12 months</text:span> or upon significant change to the environment or regulatory requirements. </text:p>
      <text:p text:style-name="P27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8">Date</text:p>
          </table:table-cell>
          <table:table-cell table:style-name="Table3.A1" office:value-type="string">
            <text:p text:style-name="P28">Version</text:p>
          </table:table-cell>
          <table:table-cell table:style-name="Table3.A1" office:value-type="string">
            <text:p text:style-name="P28">Author</text:p>
          </table:table-cell>
          <table:table-cell table:style-name="Table3.A1" office:value-type="string">
            <text:p text:style-name="P28">Description</text:p>
          </table:table-cell>
          <table:table-cell table:style-name="Table3.A1" office:value-type="string">
            <text:p text:style-name="P28">Approval by</text:p>
          </table:table-cell>
          <table:table-cell table:style-name="Table3.A1" office:value-type="string">
            <text:p text:style-name="P28">Last Updated</text:p>
          </table:table-cell>
          <table:table-cell table:style-name="Table3.A1" office:value-type="string">
            <text:p text:style-name="P28">Review Frequency</text:p>
          </table:table-cell>
          <table:table-cell table:style-name="Table3.H1" office:value-type="string">
            <text:p text:style-name="P28">Next Review</text:p>
          </table:table-cell>
        </table:table-row>
        <table:table-row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9"/>
          </table:table-cell>
          <table:table-cell table:style-name="Table3.H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9"/>
          </table:table-cell>
          <table:table-cell table:style-name="Table3.H2" office:value-type="string">
            <text:p text:style-name="P29"/>
          </table:table-cell>
        </table:table-row>
      </table:table>
      <text:p text:style-name="P27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8T05:57:04.104565800</meta:creation-date>
    <dc:date>2025-09-08T06:40:37.380359600</dc:date>
    <meta:editing-duration>PT33M3S</meta:editing-duration>
    <meta:editing-cycles>5</meta:editing-cycles>
    <meta:generator>LibreOffice/25.2.5.2$Windows_X86_64 LibreOffice_project/03d19516eb2e1dd5d4ccd751a0d6f35f35e08022</meta:generator>
    <meta:document-statistic meta:table-count="3" meta:image-count="0" meta:object-count="0" meta:page-count="3" meta:paragraph-count="85" meta:word-count="460" meta:character-count="3175" meta:non-whitespace-character-count="2820"/>
  </office:meta>
</office:document-meta>
</file>